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1000002B26ED33FFC.png" manifest:media-type="image/png"/>
  <manifest:file-entry manifest:full-path="Pictures/10000001000003C1000002B23BBCB26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159cm" svg:stroke-color="#ffb66c" draw:marker-start-width="0.438cm" draw:marker-end="Arrowheads_20_2" draw:marker-end-width="0.538cm" draw:fill="none" draw:textarea-vertical-align="middle" fo:padding-top="0.204cm" fo:padding-bottom="0.204cm" fo:padding-left="0.329cm" fo:padding-right="0.329cm" loext:decorative="false"/>
    </style:style>
    <style:style style:name="gr3" style:family="graphic" style:parent-style-name="standard">
      <style:graphic-properties draw:fill-color="#ffb66c" draw:textarea-horizontal-align="justify" draw:textarea-vertical-align="middle" draw:auto-grow-height="false" fo:min-height="3.25cm" fo:min-width="5.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b66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3.64cm" svg:x="0.75cm" svg:y="5cm">
          <draw:image xlink:href="Pictures/10000001000003C1000002B23BBCB263.png" xlink:type="simple" xlink:show="embed" xlink:actuate="onLoad" draw:mime-type="image/png">
            <text:p/>
          </draw:image>
        </draw:frame>
        <draw:line draw:style-name="gr2" draw:text-style-name="P2" draw:layer="layout" svg:x1="4.25cm" svg:y1="6.75cm" svg:x2="1.5cm" svg:y2="8cm">
          <text:p/>
        </draw:line>
        <draw:custom-shape draw:style-name="gr3" draw:text-style-name="P3" draw:layer="layout" svg:width="6cm" svg:height="3.5cm" svg:x="4.25cm" svg:y="5.25cm">
          <text:p text:style-name="P1">Primeiro desmarque todos. Depois marque o que você quer guardar.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25cm" svg:y1="8.25cm" svg:x2="1.25cm" svg:y2="10.75cm">
          <text:p/>
        </draw:line>
      </draw:page>
      <draw:page draw:name="page2" draw:style-name="dp1" draw:master-page-name="Default">
        <draw:frame draw:style-name="gr1" draw:text-style-name="P1" draw:layer="layout" svg:width="18.999cm" svg:height="13.64cm" svg:x="0.003cm" svg:y="1.823cm">
          <draw:image xlink:href="Pictures/10000001000003C1000002B26ED33FFC.png" xlink:type="simple" xlink:show="embed" xlink:actuate="onLoad" draw:mime-type="image/png">
            <text:p/>
          </draw:image>
        </draw:frame>
        <draw:line draw:style-name="gr2" draw:text-style-name="P2" draw:layer="layout" svg:x1="10.25cm" svg:y1="5.25cm" svg:x2="13.75cm" svg:y2="3.75cm">
          <text:p/>
        </draw:line>
        <draw:custom-shape draw:style-name="gr3" draw:text-style-name="P3" draw:layer="layout" svg:width="6cm" svg:height="3.5cm" svg:x="4.25cm" svg:y="5.25cm">
          <text:p text:style-name="P1">“Push” envia o “commit” para o servido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25cm" svg:y1="8.75cm" svg:x2="3cm" svg:y2="1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6T09:13:59.548723474</meta:creation-date>
    <dc:date>2026-02-06T09:19:39.058799863</dc:date>
    <meta:editing-duration>PT5M40S</meta:editing-duration>
    <meta:editing-cycles>1</meta:editing-cycles>
    <meta:document-statistic meta:object-count="8"/>
    <meta:generator>LibreOffice/24.2.7.2$Linux_X86_64 LibreOffice_project/420$Build-2</meta:generator>
  </office:meta>
</office:document-meta>
</file>